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ffered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mark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mar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Buffered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BufferedInputStream( java . io . InputStream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fferedInputStream.skip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